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0eb7b6" officeooo:paragraph-rsid="000eb7b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0eb7b6" officeooo:paragraph-rsid="00132b2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eb7b6" officeooo:paragraph-rsid="000eb7b6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f1d6b" officeooo:paragraph-rsid="000eb7b6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fc706" officeooo:paragraph-rsid="000eb7b6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style:text-line-through-style="none" style:text-line-through-type="none" fo:font-size="13pt" style:text-underline-style="none" fo:font-weight="normal" officeooo:rsid="000eb7b6" officeooo:paragraph-rsid="000eb7b6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eb7b6" officeooo:paragraph-rsid="000eb7b6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7826" fo:font-size="22pt" style:text-underline-style="none" fo:font-weight="bold" officeooo:rsid="00132b2e" officeooo:paragraph-rsid="00132b2e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10pt" style:text-underline-style="none" fo:font-weight="normal" officeooo:rsid="000eb7b6" officeooo:paragraph-rsid="00132b2e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0eb7b6" officeooo:paragraph-rsid="000eb7b6" style:font-size-asian="11.3500003814697pt" style:font-weight-asian="normal" style:font-size-complex="13pt" style:font-weight-complex="normal"/>
    </style:style>
    <style:style style:name="T1" style:family="text">
      <style:text-properties fo:font-size="16pt" officeooo:rsid="000fc706" style:font-size-asian="14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officeooo:rsid="000f1d6b" style:font-size-asian="11.3500003814697pt" style:font-size-complex="13pt"/>
    </style:style>
    <style:style style:name="T5" style:family="text">
      <style:text-properties fo:font-size="13pt" officeooo:rsid="000fc706" style:font-size-asian="11.3500003814697pt" style:font-size-complex="13pt"/>
    </style:style>
    <style:style style:name="T6" style:family="text">
      <style:text-properties officeooo:rsid="000fc706"/>
    </style:style>
    <style:style style:name="T7" style:family="text">
      <style:text-properties officeooo:rsid="0010ab25"/>
    </style:style>
    <style:style style:name="T8" style:family="text">
      <style:text-properties fo:color="#0000ff" fo:font-size="16pt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6pt" style:font-weight-complex="bold"/>
    </style:style>
    <style:style style:name="T9" style:family="text">
      <style:text-properties fo:color="#0000ff" fo:font-size="16pt" style:text-underline-style="solid" style:text-underline-width="auto" style:text-underline-color="font-color" fo:font-weight="bold" officeooo:rsid="000fc706" style:font-size-asian="14pt" style:font-weight-asian="bold" style:font-size-complex="16pt" style:font-weight-complex="bold"/>
    </style:style>
    <style:style style:name="T10" style:family="text">
      <style:text-properties officeooo:rsid="00132b2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eb7b6" style:font-size-asian="10pt" style:font-weight-asian="normal" style:font-size-complex="10pt" style:font-weight-complex="normal"/>
    </style:style>
    <style:style style:name="T14" style:family="text">
      <style:text-properties fo:color="#009933"/>
    </style:style>
    <style:style style:name="T15" style:family="text">
      <style:text-properties fo:color="#009933" fo:font-size="10pt" style:font-size-asian="10pt" style:font-size-complex="10pt"/>
    </style:style>
    <style:style style:name="T16" style:family="text">
      <style:text-properties officeooo:rsid="00150f5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8b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Alejandro<text:tab/><text:tab/><text:tab/><text:tab/><text:tab/><text:tab/><text:span text:style-name="T13">Teléfono:(+34) 65 1 80 20 41</text:span></text:p>
      <text:p text:style-name="P2"><text:span text:style-name="T11"><text:tab/><text:tab/><text:tab/><text:tab/><text:tab/><text:tab/><text:tab/><text:tab/></text:span><text:span text:style-name="T15">Correo:</text:span><text:a xlink:type="simple" xlink:href="mailto:alexrodriguezrojas98@gmail.com" text:style-name="Internet_20_link" text:visited-style-name="Visited_20_Internet_20_Link">alexrodriguezrojas98@gmail.com</text:a></text:p>
      <text:p text:style-name="P9"><text:tab/><text:tab/><text:tab/><text:tab/><text:tab/><text:tab/><text:tab/><text:tab/><text:span text:style-name="T14">Redes Sociales:</text:span></text:p>
      <text:p text:style-name="P8"><text:span text:style-name="T13"><text:tab/><text:tab/><text:tab/> <text:s text:c="2"/><text:tab/><text:tab/><text:tab/><text:tab/><text:tab/> -Facebook:Alejandro </text:span><text:span text:style-name="T12">Rodríguez Rojas</text:span><text:span text:style-name="T13"> </text:span>Rodríguez</text:p>
      <text:p text:style-name="P8"/>
      <text:p text:style-name="P8">Rojas</text:p>
      <text:p text:style-name="P1"><text:tab/><text:tab/></text:p>
      <text:p text:style-name="P1"><text:tab/></text:p>
      <text:p text:style-name="P7"><text:span text:style-name="T10">-------------------------------------------------------------------------------------------------------</text:span><text:tab/></text:p>
      <text:p text:style-name="P7"><text:tab/></text:p>
      <text:p text:style-name="P1"><text:span text:style-name="T2"><text:tab/></text:span><text:span text:style-name="T8">Formación</text:span></text:p>
      <text:p text:style-name="P1"><text:span text:style-name="T2"><text:tab/><text:tab/>-</text:span><text:span text:style-name="T3">Título de Bachillerato.</text:span></text:p>
      <text:p text:style-name="P3"><text:tab/><text:tab/>-Cursando Técnico de Grado Superior en Administración de sistemas <text:tab/><text:tab/><text:tab/>informáticos en red.</text:p>
      <text:p text:style-name="P3"/>
      <text:p text:style-name="P3"/>
      <text:p text:style-name="P3"/>
      <text:p text:style-name="P1"><text:span text:style-name="T3"><text:tab/></text:span><text:span text:style-name="T9">Conocimientos</text:span></text:p>
      <text:p text:style-name="P7"><text:tab/></text:p>
      <text:p text:style-name="P1"><text:span text:style-name="T2"><text:tab/></text:span><text:span text:style-name="T3"><text:tab/></text:span><text:span text:style-name="T4">Formación autodidacta:</text:span></text:p>
      <text:p text:style-name="P4"><text:tab/><text:tab/><text:tab/>-Aplicaciones ofimáticas(LibreOffice,OpenOffice…)</text:p>
      <text:p text:style-name="P4"><text:tab/><text:tab/></text:p>
      <text:p text:style-name="P1"><text:span text:style-name="T4"><text:tab/><text:tab/></text:span><text:span text:style-name="T5">Destrezas:</text:span></text:p>
      <text:p text:style-name="P5"><text:tab/><text:tab/><text:tab/>-Uso variado de Sofware</text:p>
      <text:p text:style-name="P5"><text:tab/><text:tab/><text:tab/>-Trabajo en equipo</text:p>
      <text:p text:style-name="P5"><text:tab/><text:tab/><text:tab/>-<text:span text:style-name="T16">Compresivo</text:span></text:p>
      <text:p text:style-name="P5"><text:tab/><text:tab/><text:tab/><text:span text:style-name="T16">-Trabajador</text:span></text:p>
      <text:p text:style-name="P5"><text:tab/></text:p>
      <text:p text:style-name="P1"><text:span text:style-name="T5"><text:tab/></text:span><text:span text:style-name="T9">Idiomas</text:span></text:p>
      <text:p text:style-name="P1"><text:span text:style-name="T1"><text:tab/></text:span><text:span text:style-name="T5">Nivel actual cercano a B1.</text:span></text:p>
      <text:p text:style-name="P5"/>
      <text:p text:style-name="P1"><text:span text:style-name="T5"><text:tab/></text:span><text:span text:style-name="T9">Experiencia</text:span></text:p>
      <text:p text:style-name="P3"><text:tab/><text:span text:style-name="T7">-Enseñanza a mayores sobre dispositivos electrónicos</text:span></text:p>
      <text:p text:style-name="P3"><text:tab/><text:span text:style-name="T7">-Ayuda breve en creación de videojuego online</text:span></text:p>
      <text:p text:style-name="P3"><text:tab/><text:span text:style-name="T18">-Curso Online de MongoDB nivel básico</text:span></text:p>
      <text:p text:style-name="P3"/>
      <text:p text:style-name="P3"><text:tab/></text:p>
      <text:p text:style-name="P3"><text:tab/><text:span text:style-name="T9">Disponibilidad</text:span></text:p>
      <text:p text:style-name="P6"><text:span text:style-name="T1"><text:tab/></text:span><text:span text:style-name="T6">Disponibilidad geográfica provincial(Sevilla).</text:span></text:p>
      <text:p text:style-name="P6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10:12.356240505</meta:creation-date>
    <dc:date>2019-05-30T23:49:05.965603846</dc:date>
    <meta:editing-duration>PT12M4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33" meta:word-count="77" meta:character-count="837" meta:non-whitespace-character-count="705"/>
  </office:meta>
</office:document-meta>
</file>